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backlog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JECT BACKLOG v1.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other projects mechanizing metatheor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other projects on logical relations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projects on compiler correctnes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Amal Ahmed's wor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project CONCERT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POPLmark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the mechanized metatheory challeng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 first draft of paper minus introduction and conclusio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draft of introduction and conclusio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 draft of pap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 draft of pap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 formalization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14])" office:value-type="float" office:value="131" calcext:value-type="float">
            <text:p>13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d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 OF COMPLETION</text:p>
          </table:table-cell>
          <table:table-cell/>
          <table:table-cell table:style-name="ce1" table:formula="of:=DATE(2016;7;27)+[.E15]/[.B18]" office:value-type="date" office:date-value="2016-09-08T16:00:00" calcext:value-type="date">
            <text:p>08/09/1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ERSION 0.1</text:p>
          </table:table-cell>
          <table:table-cell/>
          <table:table-cell office:value-type="string" calcext:value-type="string">
            <text:p>START</text:p>
          </table:table-cell>
          <table:table-cell table:style-name="ce1" office:value-type="date" office:date-value="2016-06-28" calcext:value-type="date">
            <text:p>28/06/16</text:p>
          </table:table-cell>
          <table:table-cell office:value-type="string" calcext:value-type="string">
            <text:p>END</text:p>
          </table:table-cell>
          <table:table-cell table:style-name="ce1" office:value-type="date" office:date-value="2016-07-02" calcext:value-type="date">
            <text:p>02/07/16</text:p>
          </table:table-cell>
          <table:table-cell office:value-type="string" calcext:value-type="string">
            <text:p>ETA v1.0</text:p>
          </table:table-cell>
          <table:table-cell table:style-name="ce1" office:value-type="date" office:date-value="2016-09-05" calcext:value-type="date">
            <text:p>05/09/16</text:p>
          </table:table-cell>
          <table:table-cell office:value-type="string" calcext:value-type="string">
            <text:p>CAPAC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T GOAL</text:p>
          </table:table-cell>
          <table:table-cell/>
          <table:table-cell office:value-type="string" calcext:value-type="string">
            <text:p>Finish the first draft of the paper minus introduction and conclu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first draft of paper minus introduction and conclusio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1:00:26.621187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1:01:12.222619928</dc:date>
    <dc:creator>Robin Adams</dc:creator>
    <meta:editing-duration>PT12M34S</meta:editing-duration>
    <meta:editing-cycles>19</meta:editing-cycles>
    <meta:generator>LibreOffice/5.0.3.2$Linux_X86_64 LibreOffice_project/00m0$Build-2</meta:generator>
    <meta:document-statistic meta:table-count="1" meta:cell-count="60" meta:object-count="0"/>
  </office:meta>
</office:document-meta>
</file>